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8" table:default-cell-style-name="ce3"/>
        <table:table-column table:style-name="co1" table:default-cell-style-name="ce4"/>
        <table:table-column table:style-name="co1" table:number-columns-repeated="19" table:default-cell-style-name="ce3"/>
        <table:table-row table:style-name="ro1">
          <table:table-cell table:style-name="ce1" table:number-columns-spanned="10" table:number-rows-spanned="1"/>
          <table:covered-table-cell table:number-columns-repeated="9" table:style-name="Default"/>
          <table:table-cell table:style-name="ce5"/>
          <table:table-cell table:style-name="ce6" office:value-type="string" calcext:value-type="string" table:number-columns-spanned="11" table:number-rows-spanned="1">
            <text:p>Passing</text:p>
          </table:table-cell>
          <table:covered-table-cell table:number-columns-repeated="10" table:style-name="Default"/>
          <table:table-cell table:style-name="ce6" office:value-type="string" calcext:value-type="string" table:number-columns-spanned="4" table:number-rows-spanned="1">
            <text:p>Rushing</text:p>
          </table:table-cell>
          <table:covered-table-cell table:number-columns-repeated="3" table:style-name="Default"/>
          <table:table-cell table:style-name="ce6" office:value-type="string" calcext:value-type="string" table:number-columns-spanned="7" table:number-rows-spanned="1">
            <text:p>Receiving</text:p>
          </table:table-cell>
          <table:covered-table-cell table:number-columns-repeated="6" table:style-name="Default"/>
          <table:table-cell table:style-name="ce6" office:value-type="string" calcext:value-type="string" table:number-columns-spanned="2" table:number-rows-spanned="1">
            <text:p>Scoring</text:p>
          </table:table-cell>
          <table:covered-table-cell table:style-name="Default"/>
          <table:table-cell table:style-name="ce6" office:value-type="string" calcext:value-type="string" table:number-columns-spanned="6" table:number-rows-spanned="1">
            <text:p>Fumbles</text:p>
          </table:table-cell>
          <table:covered-table-cell table:number-columns-repeated="5" table:style-name="Default"/>
          <table:table-cell table:style-name="ce6" office:value-type="string" calcext:value-type="string" table:number-columns-spanned="4" table:number-rows-spanned="1">
            <text:p>Punting</text:p>
          </table:table-cell>
          <table:covered-table-cell table:number-columns-repeated="3" table:style-name="Default"/>
          <table:table-cell table:style-name="ce6" office:value-type="string" calcext:value-type="string" table:number-columns-spanned="2" table:number-rows-spanned="1">
            <text:p>Of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De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ST Snap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k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G#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2" office:value-type="string" calcext:value-type="string">
            <text:p>Opp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Cmp%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Sk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AY/A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Tgt</text:p>
          </table:table-cell>
          <table:table-cell table:style-name="ce2" office:value-type="string" calcext:value-type="string">
            <text:p>Rec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R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Ctch%</text:p>
          </table:table-cell>
          <table:table-cell table:style-name="ce2" office:value-type="string" calcext:value-type="string">
            <text:p>Y/Tgt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Pts</text:p>
          </table:table-cell>
          <table:table-cell table:style-name="ce2" office:value-type="string" calcext:value-type="string">
            <text:p>Fmb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Pnt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P</text:p>
          </table:table-cell>
          <table:table-cell table:style-name="ce2" office:value-type="string" calcext:value-type="string">
            <text:p>Blck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00-11-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.112" calcext:value-type="float">
            <text:p>23.11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9-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.33" calcext:value-type="float">
            <text:p>33.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09-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.051" calcext:value-type="float">
            <text:p>24.05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L 3-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9" calcext:value-type="float">
            <text:p>62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09-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.058" calcext:value-type="float">
            <text:p>24.05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44-13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6.52" calcext:value-type="float">
            <text:p>56.52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" calcext:value-type="float">
            <text:p>79.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0-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.065" calcext:value-type="float">
            <text:p>24.06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10-30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7" calcext:value-type="float">
            <text:p>58.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.58" calcext:value-type="float">
            <text:p>3.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0-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072" calcext:value-type="float">
            <text:p>24.07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W 29-26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1.11" calcext:value-type="float">
            <text:p>61.11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.4" calcext:value-type="float">
            <text:p>93.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.74" calcext:value-type="float">
            <text:p>6.74</text:p>
          </table:table-cell>
          <table:table-cell office:value-type="float" office:value="7.48" calcext:value-type="float">
            <text:p>7.4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0-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.079" calcext:value-type="float">
            <text:p>24.07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38-1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8.3" calcext:value-type="float">
            <text:p>14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13.1" calcext:value-type="float">
            <text:p>13.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0-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086" calcext:value-type="float">
            <text:p>24.08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20-3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5.79" calcext:value-type="float">
            <text:p>65.79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.1" calcext:value-type="float">
            <text:p>57.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.34" calcext:value-type="float">
            <text:p>5.34</text:p>
          </table:table-cell>
          <table:table-cell office:value-type="float" office:value="1.66" calcext:value-type="float">
            <text:p>1.6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1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.093" calcext:value-type="float">
            <text:p>24.09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24-1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7.74" calcext:value-type="float">
            <text:p>67.74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.4" calcext:value-type="float">
            <text:p>124.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.06" calcext:value-type="float">
            <text:p>8.0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1-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1-11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1.43" calcext:value-type="float">
            <text:p>71.4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.9" calcext:value-type="float">
            <text:p>78.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1-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.107" calcext:value-type="float">
            <text:p>24.10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L 17-2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0.37" calcext:value-type="float">
            <text:p>70.3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.8" calcext:value-type="float">
            <text:p>70.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85" calcext:value-type="float">
            <text:p>6.85</text:p>
          </table:table-cell>
          <table:table-cell office:value-type="float" office:value="4.26" calcext:value-type="float">
            <text:p>4.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1-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4.114" calcext:value-type="float">
            <text:p>24.11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W 34-1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3.08" calcext:value-type="float">
            <text:p>73.08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3.9" calcext:value-type="float">
            <text:p>143.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.92" calcext:value-type="float">
            <text:p>9.9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2-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.121" calcext:value-type="float">
            <text:p>24.12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17-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1.43" calcext:value-type="float">
            <text:p>71.43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3" calcext:value-type="float">
            <text:p>93.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.61" calcext:value-type="float">
            <text:p>7.6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2-0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.128" calcext:value-type="float">
            <text:p>24.12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7-1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7.86" calcext:value-type="float">
            <text:p>67.86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.3" calcext:value-type="float">
            <text:p>61.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.79" calcext:value-type="float">
            <text:p>7.79</text:p>
          </table:table-cell>
          <table:table-cell office:value-type="float" office:value="4.57" calcext:value-type="float">
            <text:p>4.5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2-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.135" calcext:value-type="float">
            <text:p>24.13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12-9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4.29" calcext:value-type="float">
            <text:p>54.29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.6" calcext:value-type="float">
            <text:p>63.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.77" calcext:value-type="float">
            <text:p>6.77</text:p>
          </table:table-cell>
          <table:table-cell office:value-type="float" office:value="5.49" calcext:value-type="float">
            <text:p>5.4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1-12-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.141" calcext:value-type="float">
            <text:p>24.14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20-13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7.89" calcext:value-type="float">
            <text:p>57.89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.68" calcext:value-type="float">
            <text:p>5.68</text:p>
          </table:table-cell>
          <table:table-cell office:value-type="float" office:value="6.74" calcext:value-type="float">
            <text:p>6.7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1.67" calcext:value-type="float">
            <text:p>-1.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002-01-0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.156" calcext:value-type="float">
            <text:p>24.15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38-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8.62" calcext:value-type="float">
            <text:p>58.62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.1" calcext:value-type="float">
            <text:p>62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83" calcext:value-type="float">
            <text:p>6.83</text:p>
          </table:table-cell>
          <table:table-cell office:value-type="float" office:value="4.41" calcext:value-type="float">
            <text:p>4.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037" calcext:value-type="float">
            <text:p>25.03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W 30-1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67.44" calcext:value-type="float">
            <text:p>67.44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.84" calcext:value-type="float">
            <text:p>6.84</text:p>
          </table:table-cell>
          <table:table-cell office:value-type="float" office:value="8.23" calcext:value-type="float">
            <text:p>8.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.043" calcext:value-type="float">
            <text:p>25.04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44-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.43" calcext:value-type="float">
            <text:p>71.43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.8" calcext:value-type="float">
            <text:p>10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office:value-type="float" office:value="7.54" calcext:value-type="float">
            <text:p>7.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.05" calcext:value-type="float">
            <text:p>25.0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41-38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2.22" calcext:value-type="float">
            <text:p>72.22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0.9" calcext:value-type="float">
            <text:p>110.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.59" calcext:value-type="float">
            <text:p>7.59</text:p>
          </table:table-cell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.057" calcext:value-type="float">
            <text:p>25.05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L 14-21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67.92" calcext:value-type="float">
            <text:p>67.92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.3" calcext:value-type="float">
            <text:p>8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064" calcext:value-type="float">
            <text:p>25.06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13-2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.7" calcext:value-type="float">
            <text:p>74.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.74" calcext:value-type="float">
            <text:p>7.74</text:p>
          </table:table-cell>
          <table:table-cell office:value-type="float" office:value="6.13" calcext:value-type="float">
            <text:p>6.1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0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.071" calcext:value-type="float">
            <text:p>25.07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L 10-2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4.55" calcext:value-type="float">
            <text:p>54.5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.16" calcext:value-type="float">
            <text:p>4.16</text:p>
          </table:table-cell>
          <table:table-cell office:value-type="float" office:value="1.55" calcext:value-type="float">
            <text:p>1.5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0-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.085" calcext:value-type="float">
            <text:p>25.08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L 16-24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.72" calcext:value-type="float">
            <text:p>51.7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.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.48" calcext:value-type="float">
            <text:p>4.48</text:p>
          </table:table-cell>
          <table:table-cell office:value-type="float" office:value="5.17" calcext:value-type="float">
            <text:p>5.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1-0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.092" calcext:value-type="float">
            <text:p>25.09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38-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84.62" calcext:value-type="float">
            <text:p>84.62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.6" calcext:value-type="float">
            <text:p>147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9" calcext:value-type="float">
            <text:p>10.19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1-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.099" calcext:value-type="float">
            <text:p>25.09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33-30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65.45" calcext:value-type="float">
            <text:p>65.45</text:p>
          </table:table-cell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.1" calcext:value-type="float">
            <text:p>92.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.96" calcext:value-type="float">
            <text:p>5.96</text:p>
          </table:table-cell>
          <table:table-cell office:value-type="float" office:value="6.24" calcext:value-type="float">
            <text:p>6.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1-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.106" calcext:value-type="float">
            <text:p>25.10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L 20-27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.73" calcext:value-type="float">
            <text:p>5.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.113" calcext:value-type="float">
            <text:p>25.11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4-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1.76" calcext:value-type="float">
            <text:p>61.76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2.3" calcext:value-type="float">
            <text:p>112.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.03" calcext:value-type="float">
            <text:p>7.03</text:p>
          </table:table-cell>
          <table:table-cell office:value-type="float" office:value="8.79" calcext:value-type="float">
            <text:p>8.7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1-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.117" calcext:value-type="float">
            <text:p>25.11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20-12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.4" calcext:value-type="float">
            <text:p>6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.127" calcext:value-type="float">
            <text:p>25.12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7-1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5.56" calcext:value-type="float">
            <text:p>55.56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3" calcext:value-type="float">
            <text:p>10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8" calcext:value-type="float">
            <text:p>6.78</text:p>
          </table:table-cell>
          <table:table-cell office:value-type="float" office:value="8.26" calcext:value-type="float">
            <text:p>8.26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.135" calcext:value-type="float">
            <text:p>25.13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 7-24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8.28" calcext:value-type="float">
            <text:p>48.28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2" calcext:value-type="float">
            <text:p>47.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.62" calcext:value-type="float">
            <text:p>4.62</text:p>
          </table:table-cell>
          <table:table-cell office:value-type="float" office:value="3.07" calcext:value-type="float">
            <text:p>3.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.141" calcext:value-type="float">
            <text:p>25.14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L 17-3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1.35" calcext:value-type="float">
            <text:p>51.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.59" calcext:value-type="float">
            <text:p>3.59</text:p>
          </table:table-cell>
          <table:table-cell office:value-type="float" office:value="2.92" calcext:value-type="float">
            <text:p>2.9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2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.148" calcext:value-type="float">
            <text:p>25.14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6.82" calcext:value-type="float">
            <text:p>56.8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5" calcext:value-type="float">
            <text:p>68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2" calcext:value-type="float">
            <text:p>5.02</text:p>
          </table:table-cell>
          <table:table-cell office:value-type="float" office:value="4.45" calcext:value-type="float">
            <text:p>4.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035" calcext:value-type="float">
            <text:p>26.03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 0-31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.5" calcext:value-type="float">
            <text:p>22.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.39" calcext:value-type="float">
            <text:p>4.39</text:p>
          </table:table-cell>
          <table:table-cell office:value-type="float" office:value="-2.04" calcext:value-type="float">
            <text:p>-2.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042" calcext:value-type="float">
            <text:p>26.04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31-1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8.18" calcext:value-type="float">
            <text:p>68.18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office:value-type="float" office:value="7.16" calcext:value-type="float">
            <text:p>7.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17" calcext:value-type="float">
            <text:p>1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.049" calcext:value-type="float">
            <text:p>26.049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3-16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.24" calcext:value-type="float">
            <text:p>7.2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09-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.056" calcext:value-type="float">
            <text:p>26.05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5.79" calcext:value-type="float">
            <text:p>65.79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3.2" calcext:value-type="float">
            <text:p>73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61" calcext:value-type="float">
            <text:p>7.61</text:p>
          </table:table-cell>
          <table:table-cell office:value-type="float" office:value="5.11" calcext:value-type="float">
            <text:p>5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0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.063" calcext:value-type="float">
            <text:p>26.06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38-3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.06" calcext:value-type="float">
            <text:p>7.06</text:p>
          </table:table-cell>
          <table:table-cell office:value-type="float" office:value="7.71" calcext:value-type="float">
            <text:p>7.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0-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.07" calcext:value-type="float">
            <text:p>26.0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17-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8.1" calcext:value-type="float">
            <text:p>38.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.33" calcext:value-type="float">
            <text:p>5.3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0-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.077" calcext:value-type="float">
            <text:p>26.07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19-1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.2" calcext:value-type="float">
            <text:p>115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32" calcext:value-type="float">
            <text:p>8.32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0-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.084" calcext:value-type="float">
            <text:p>26.08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9-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0.61" calcext:value-type="float">
            <text:p>60.61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3" calcext:value-type="float">
            <text:p>85.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.85" calcext:value-type="float">
            <text:p>7.8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1-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6.092" calcext:value-type="float">
            <text:p>26.09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30-2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7.14" calcext:value-type="float">
            <text:p>57.14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.43" calcext:value-type="float">
            <text:p>10.4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1-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.105" calcext:value-type="float">
            <text:p>26.10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12-0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4.12" calcext:value-type="float">
            <text:p>44.1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1-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.112" calcext:value-type="float">
            <text:p>26.11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61.7" calcext:value-type="float">
            <text:p>61.7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.6" calcext:value-type="float">
            <text:p>82.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.83" calcext:value-type="float">
            <text:p>7.83</text:p>
          </table:table-cell>
          <table:table-cell office:value-type="float" office:value="6.77" calcext:value-type="float">
            <text:p>6.7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1-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.119" calcext:value-type="float">
            <text:p>26.11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38-3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74.29" calcext:value-type="float">
            <text:p>74.2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.3" calcext:value-type="float">
            <text:p>87.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.74" calcext:value-type="float">
            <text:p>6.74</text:p>
          </table:table-cell>
          <table:table-cell office:value-type="float" office:value="5.31" calcext:value-type="float">
            <text:p>5.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.126" calcext:value-type="float">
            <text:p>26.12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12-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1.61" calcext:value-type="float">
            <text:p>51.61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.26" calcext:value-type="float">
            <text:p>5.2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.133" calcext:value-type="float">
            <text:p>26.13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27-1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4.71" calcext:value-type="float">
            <text:p>64.71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.6" calcext:value-type="float">
            <text:p>103.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.71" calcext:value-type="float">
            <text:p>6.71</text:p>
          </table:table-cell>
          <table:table-cell office:value-type="float" office:value="7.88" calcext:value-type="float">
            <text:p>7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2-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.139" calcext:value-type="float">
            <text:p>26.13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21-16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" calcext:value-type="float">
            <text:p>10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2" calcext:value-type="float">
            <text:p>5.52</text:p>
          </table:table-cell>
          <table:table-cell office:value-type="float" office:value="7.12" calcext:value-type="float">
            <text:p>7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003-12-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.146" calcext:value-type="float">
            <text:p>26.14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31-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2.9" calcext:value-type="float">
            <text:p>122.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.38" calcext:value-type="float">
            <text:p>6.38</text:p>
          </table:table-cell>
          <table:table-cell office:value-type="float" office:value="8.88" calcext:value-type="float">
            <text:p>8.8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037" calcext:value-type="float">
            <text:p>27.03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8.42" calcext:value-type="float">
            <text:p>68.42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.2" calcext:value-type="float">
            <text:p>111.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.82" calcext:value-type="float">
            <text:p>8.82</text:p>
          </table:table-cell>
          <table:table-cell office:value-type="float" office:value="9.21" calcext:value-type="float">
            <text:p>9.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09-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.047" calcext:value-type="float">
            <text:p>27.04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23-12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7.69" calcext:value-type="float">
            <text:p>57.69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.8" calcext:value-type="float">
            <text:p>78.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42" calcext:value-type="float">
            <text:p>8.42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061" calcext:value-type="float">
            <text:p>27.06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31-1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6.67" calcext:value-type="float">
            <text:p>56.67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.9" calcext:value-type="float">
            <text:p>11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3" calcext:value-type="float">
            <text:p>9.93</text:p>
          </table:table-cell>
          <table:table-cell office:value-type="float" office:value="11.27" calcext:value-type="float">
            <text:p>11.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.068" calcext:value-type="float">
            <text:p>27.06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24-1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6.84" calcext:value-type="float">
            <text:p>36.8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.74" calcext:value-type="float">
            <text:p>3.7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.075" calcext:value-type="float">
            <text:p>27.07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30-2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</text:p>
          </table:table-cell>
          <table:table-cell office:value-type="float" office:value="6.87" calcext:value-type="float">
            <text:p>6.8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7.082" calcext:value-type="float">
            <text:p>27.08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13-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8.97" calcext:value-type="float">
            <text:p>68.9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1" calcext:value-type="float">
            <text:p>104.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.93" calcext:value-type="float">
            <text:p>7.93</text:p>
          </table:table-cell>
          <table:table-cell office:value-type="float" office:value="8.62" calcext:value-type="float">
            <text:p>8.6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0-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.089" calcext:value-type="float">
            <text:p>27.08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20-3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8.14" calcext:value-type="float">
            <text:p>58.14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.9" calcext:value-type="float">
            <text:p>72.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.3" calcext:value-type="float">
            <text:p>6.3</text:p>
          </table:table-cell>
          <table:table-cell office:value-type="float" office:value="5.14" calcext:value-type="float">
            <text:p>5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1-0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.096" calcext:value-type="float">
            <text:p>27.09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40-22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8.06" calcext:value-type="float">
            <text:p>58.06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.4" calcext:value-type="float">
            <text:p>103.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.55" calcext:value-type="float">
            <text:p>7.55</text:p>
          </table:table-cell>
          <table:table-cell office:value-type="float" office:value="8.84" calcext:value-type="float">
            <text:p>8.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1-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.103" calcext:value-type="float">
            <text:p>27.10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9-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4.29" calcext:value-type="float">
            <text:p>54.29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.2" calcext:value-type="float">
            <text:p>82.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66" calcext:value-type="float">
            <text:p>6.66</text:p>
          </table:table-cell>
          <table:table-cell office:value-type="float" office:value="6.51" calcext:value-type="float">
            <text:p>6.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.111" calcext:value-type="float">
            <text:p>27.11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W 27-1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5.38" calcext:value-type="float">
            <text:p>65.38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9" calcext:value-type="float">
            <text:p>119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12" calcext:value-type="float">
            <text:p>12.12</text:p>
          </table:table-cell>
          <table:table-cell office:value-type="float" office:value="12.88" calcext:value-type="float">
            <text:p>12.8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1-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.117" calcext:value-type="float">
            <text:p>27.11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24-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73" calcext:value-type="float">
            <text:p>5.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0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.124" calcext:value-type="float">
            <text:p>27.12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42-15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5" calcext:value-type="float">
            <text:p>76.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.85" calcext:value-type="float">
            <text:p>7.85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.131" calcext:value-type="float">
            <text:p>27.13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35-28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9.23" calcext:value-type="float">
            <text:p>69.23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.1" calcext:value-type="float">
            <text:p>127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.54" calcext:value-type="float">
            <text:p>11.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.139" calcext:value-type="float">
            <text:p>27.13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28-29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2.07" calcext:value-type="float">
            <text:p>62.07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3.3" calcext:value-type="float">
            <text:p>73.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.9" calcext:value-type="float">
            <text:p>5.9</text:p>
          </table:table-cell>
          <table:table-cell office:value-type="float" office:value="1.76" calcext:value-type="float">
            <text:p>1.7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4-12-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.145" calcext:value-type="float">
            <text:p>27.14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23-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.25" calcext:value-type="float">
            <text:p>8.25</text:p>
          </table:table-cell>
          <table:table-cell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005-01-0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.152" calcext:value-type="float">
            <text:p>27.15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21-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3.33" calcext:value-type="float">
            <text:p>73.33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.9" calcext:value-type="float">
            <text:p>102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.53" calcext:value-type="float">
            <text:p>7.53</text:p>
          </table:table-cell>
          <table:table-cell office:value-type="float" office:value="7.37" calcext:value-type="float">
            <text:p>7.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036" calcext:value-type="float">
            <text:p>28.03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30-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63.16" calcext:value-type="float">
            <text:p>63.16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9.11" calcext:value-type="float">
            <text:p>9.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.046" calcext:value-type="float">
            <text:p>28.04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 17-2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2.27" calcext:value-type="float">
            <text:p>52.27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.3" calcext:value-type="float">
            <text:p>69.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.14" calcext:value-type="float">
            <text:p>6.14</text:p>
          </table:table-cell>
          <table:table-cell office:value-type="float" office:value="5.57" calcext:value-type="float">
            <text:p>5.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.053" calcext:value-type="float">
            <text:p>28.05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5.61" calcext:value-type="float">
            <text:p>75.6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7" calcext:value-type="float">
            <text:p>92.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9.07" calcext:value-type="float">
            <text:p>9.07</text:p>
          </table:table-cell>
          <table:table-cell office:value-type="float" office:value="7.98" calcext:value-type="float">
            <text:p>7.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.06" calcext:value-type="float">
            <text:p>28.0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L 17-41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9.38" calcext:value-type="float">
            <text:p>59.38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.22" calcext:value-type="float">
            <text:p>6.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.067" calcext:value-type="float">
            <text:p>28.06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31-2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1.48" calcext:value-type="float">
            <text:p>81.48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0.4" calcext:value-type="float">
            <text:p>140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.96" calcext:value-type="float">
            <text:p>12.96</text:p>
          </table:table-cell>
          <table:table-cell office:value-type="float" office:value="13.52" calcext:value-type="float">
            <text:p>13.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8.074" calcext:value-type="float">
            <text:p>28.07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20-2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2.17" calcext:value-type="float">
            <text:p>52.17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6.93" calcext:value-type="float">
            <text:p>6.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.088" calcext:value-type="float">
            <text:p>28.08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1-16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6.67" calcext:value-type="float">
            <text:p>66.67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.48" calcext:value-type="float">
            <text:p>9.48</text:p>
          </table:table-cell>
          <table:table-cell office:value-type="float" office:value="10.43" calcext:value-type="float">
            <text:p>10.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1-0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.096" calcext:value-type="float">
            <text:p>28.09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21-4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6.67" calcext:value-type="float">
            <text:p>66.67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.4" calcext:value-type="float">
            <text:p>121.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.03" calcext:value-type="float">
            <text:p>8.03</text:p>
          </table:table-cell>
          <table:table-cell office:value-type="float" office:value="9.85" calcext:value-type="float">
            <text:p>9.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1-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.102" calcext:value-type="float">
            <text:p>28.10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23-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8.33" calcext:value-type="float">
            <text:p>58.33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.9" calcext:value-type="float">
            <text:p>77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64" calcext:value-type="float">
            <text:p>7.64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1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.109" calcext:value-type="float">
            <text:p>28.109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W 24-1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.72" calcext:value-type="float">
            <text:p>51.72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1.6" calcext:value-type="float">
            <text:p>111.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.66" calcext:value-type="float">
            <text:p>7.66</text:p>
          </table:table-cell>
          <table:table-cell office:value-type="float" office:value="9.72" calcext:value-type="float">
            <text:p>9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1-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.116" calcext:value-type="float">
            <text:p>28.11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16-2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8.123" calcext:value-type="float">
            <text:p>28.12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16-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2.97" calcext:value-type="float">
            <text:p>72.97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4" calcext:value-type="float">
            <text:p>93.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.32" calcext:value-type="float">
            <text:p>7.3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75" calcext:value-type="float">
            <text:p>4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.13" calcext:value-type="float">
            <text:p>28.1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35-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6.32" calcext:value-type="float">
            <text:p>76.32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.4" calcext:value-type="float">
            <text:p>97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66" calcext:value-type="float">
            <text:p>8.66</text:p>
          </table:table-cell>
          <table:table-cell office:value-type="float" office:value="7.34" calcext:value-type="float">
            <text:p>7.3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.136" calcext:value-type="float">
            <text:p>28.13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28-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4.52" calcext:value-type="float">
            <text:p>64.52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2.8" calcext:value-type="float">
            <text:p>122.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.32" calcext:value-type="float">
            <text:p>8.32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.145" calcext:value-type="float">
            <text:p>28.14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31-21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2.07" calcext:value-type="float">
            <text:p>62.07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.38" calcext:value-type="float">
            <text:p>6.38</text:p>
          </table:table-cell>
          <table:table-cell office:value-type="float" office:value="6.21" calcext:value-type="float">
            <text:p>6.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6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.151" calcext:value-type="float">
            <text:p>28.15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L 26-2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6" calcext:value-type="float">
            <text:p>5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3" calcext:value-type="float">
            <text:p>4.6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038" calcext:value-type="float">
            <text:p>29.03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19-17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7.83" calcext:value-type="float">
            <text:p>47.83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.09" calcext:value-type="float">
            <text:p>7.09</text:p>
          </table:table-cell>
          <table:table-cell office:value-type="float" office:value="6.87" calcext:value-type="float">
            <text:p>6.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09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.045" calcext:value-type="float">
            <text:p>29.04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24-1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.72" calcext:value-type="float">
            <text:p>51.7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.9" calcext:value-type="float">
            <text:p>73.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59" calcext:value-type="float">
            <text:p>7.59</text:p>
          </table:table-cell>
          <table:table-cell office:value-type="float" office:value="6.72" calcext:value-type="float">
            <text:p>6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.052" calcext:value-type="float">
            <text:p>29.05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L 7-17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6.36" calcext:value-type="float">
            <text:p>56.36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4" calcext:value-type="float">
            <text:p>7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office:value-type="float" office:value="6.18" calcext:value-type="float">
            <text:p>6.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.059" calcext:value-type="float">
            <text:p>29.05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38-1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7.69" calcext:value-type="float">
            <text:p>57.69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.9" calcext:value-type="float">
            <text:p>8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3" calcext:value-type="float">
            <text:p>7.23</text:p>
          </table:table-cell>
          <table:table-cell office:value-type="float" office:value="7.04" calcext:value-type="float">
            <text:p>7.0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.066" calcext:value-type="float">
            <text:p>29.06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20-1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5.17" calcext:value-type="float">
            <text:p>55.17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83" calcext:value-type="float">
            <text:p>4.83</text:p>
          </table:table-cell>
          <table:table-cell office:value-type="float" office:value="6.21" calcext:value-type="float">
            <text:p>6.2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.08" calcext:value-type="float">
            <text:p>29.0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28-6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6.67" calcext:value-type="float">
            <text:p>66.67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.4" calcext:value-type="float">
            <text:p>112.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.22" calcext:value-type="float">
            <text:p>7.22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.088" calcext:value-type="float">
            <text:p>29.08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31-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67.44" calcext:value-type="float">
            <text:p>67.44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.6" calcext:value-type="float">
            <text:p>115.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.65" calcext:value-type="float">
            <text:p>8.65</text:p>
          </table:table-cell>
          <table:table-cell office:value-type="float" office:value="9.47" calcext:value-type="float">
            <text:p>9.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.094" calcext:value-type="float">
            <text:p>29.09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20-2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7.14" calcext:value-type="float">
            <text:p>57.14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.101" calcext:value-type="float">
            <text:p>29.10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L 14-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.67" calcext:value-type="float">
            <text:p>66.67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6" calcext:value-type="float">
            <text:p>84.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.03" calcext:value-type="float">
            <text:p>7.03</text:p>
          </table:table-cell>
          <table:table-cell office:value-type="float" office:value="6.33" calcext:value-type="float">
            <text:p>6.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.108" calcext:value-type="float">
            <text:p>29.10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W 35-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4.52" calcext:value-type="float">
            <text:p>64.52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.2" calcext:value-type="float">
            <text:p>128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87" calcext:value-type="float">
            <text:p>7.87</text:p>
          </table:table-cell>
          <table:table-cell office:value-type="float" office:value="10.45" calcext:value-type="float">
            <text:p>10.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.115" calcext:value-type="float">
            <text:p>29.11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17-1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6.67" calcext:value-type="float">
            <text:p>66.67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.2" calcext:value-type="float">
            <text:p>7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9" calcext:value-type="float">
            <text:p>8.09</text:p>
          </table:table-cell>
          <table:table-cell office:value-type="float" office:value="5.97" calcext:value-type="float">
            <text:p>5.9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.122" calcext:value-type="float">
            <text:p>29.12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28-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71.05" calcext:value-type="float">
            <text:p>71.0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.8" calcext:value-type="float">
            <text:p>83.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.03" calcext:value-type="float">
            <text:p>8.03</text:p>
          </table:table-cell>
          <table:table-cell office:value-type="float" office:value="6.84" calcext:value-type="float">
            <text:p>6.8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.129" calcext:value-type="float">
            <text:p>29.12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0-21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1" calcext:value-type="float">
            <text:p>55.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.12" calcext:value-type="float">
            <text:p>3.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.136" calcext:value-type="float">
            <text:p>29.13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40-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9.57" calcext:value-type="float">
            <text:p>69.57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.8" calcext:value-type="float">
            <text:p>108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74" calcext:value-type="float">
            <text:p>4.74</text:p>
          </table:table-cell>
          <table:table-cell office:value-type="float" office:value="6.48" calcext:value-type="float">
            <text:p>6.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.143" calcext:value-type="float">
            <text:p>29.14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4-2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71.79" calcext:value-type="float">
            <text:p>71.79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1" calcext:value-type="float">
            <text:p>97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38" calcext:value-type="float">
            <text:p>6.38</text:p>
          </table:table-cell>
          <table:table-cell office:value-type="float" office:value="6.9" calcext:value-type="float">
            <text:p>6.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.15" calcext:value-type="float">
            <text:p>29.1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 40-2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2.5" calcext:value-type="float">
            <text:p>62.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1" calcext:value-type="float">
            <text:p>107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.38" calcext:value-type="float">
            <text:p>9.38</text:p>
          </table:table-cell>
          <table:table-cell office:value-type="float" office:value="10.21" calcext:value-type="float">
            <text:p>10.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.037" calcext:value-type="float">
            <text:p>30.03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38-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8.57" calcext:value-type="float">
            <text:p>78.57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.6" calcext:value-type="float">
            <text:p>14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1" calcext:value-type="float">
            <text:p>10.61</text:p>
          </table:table-cell>
          <table:table-cell office:value-type="float" office:value="12.75" calcext:value-type="float">
            <text:p>12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.044" calcext:value-type="float">
            <text:p>30.04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W 38-1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80.65" calcext:value-type="float">
            <text:p>80.65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.051" calcext:value-type="float">
            <text:p>30.05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38-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79.31" calcext:value-type="float">
            <text:p>79.31</text:p>
          </table:table-cell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.9" calcext:value-type="float">
            <text:p>150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72" calcext:value-type="float">
            <text:p>10.72</text:p>
          </table:table-cell>
          <table:table-cell office:value-type="float" office:value="13.48" calcext:value-type="float">
            <text:p>13.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.059" calcext:value-type="float">
            <text:p>30.05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34-1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78.13" calcext:value-type="float">
            <text:p>78.13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7.69" calcext:value-type="float">
            <text:p>7.6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065" calcext:value-type="float">
            <text:p>30.06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4-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7.89" calcext:value-type="float">
            <text:p>57.89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.7" calcext:value-type="float">
            <text:p>10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8.55" calcext:value-type="float">
            <text:p>8.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.072" calcext:value-type="float">
            <text:p>30.07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48-27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7.39" calcext:value-type="float">
            <text:p>67.39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9.6" calcext:value-type="float">
            <text:p>129.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.43" calcext:value-type="float">
            <text:p>8.43</text:p>
          </table:table-cell>
          <table:table-cell office:value-type="float" office:value="10.61" calcext:value-type="float">
            <text:p>10.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.079" calcext:value-type="float">
            <text:p>30.07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49-2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.16" calcext:value-type="float">
            <text:p>14.16</text:p>
          </table:table-cell>
          <table:table-cell office:value-type="float" office:value="18.96" calcext:value-type="float">
            <text:p>18.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.086" calcext:value-type="float">
            <text:p>30.08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52-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6.32" calcext:value-type="float">
            <text:p>76.32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.5" calcext:value-type="float">
            <text:p>12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9.63" calcext:value-type="float">
            <text:p>9.6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0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.093" calcext:value-type="float">
            <text:p>30.09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24-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.2" calcext:value-type="float">
            <text:p>95.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.97" calcext:value-type="float">
            <text:p>7.97</text:p>
          </table:table-cell>
          <table:table-cell office:value-type="float" office:value="7.03" calcext:value-type="float">
            <text:p>7.0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.107" calcext:value-type="float">
            <text:p>30.10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56-1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79.49" calcext:value-type="float">
            <text:p>79.49</text:p>
          </table:table-cell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6.1" calcext:value-type="float">
            <text:p>14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6" calcext:value-type="float">
            <text:p>9.56</text:p>
          </table:table-cell>
          <table:table-cell office:value-type="float" office:value="12.13" calcext:value-type="float">
            <text:p>12.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.114" calcext:value-type="float">
            <text:p>30.11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31-28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2.96" calcext:value-type="float">
            <text:p>62.96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.04" calcext:value-type="float">
            <text:p>7.04</text:p>
          </table:table-cell>
          <table:table-cell office:value-type="float" office:value="7.41" calcext:value-type="float">
            <text:p>7.4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.122" calcext:value-type="float">
            <text:p>30.12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7.37" calcext:value-type="float">
            <text:p>47.37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.76" calcext:value-type="float">
            <text:p>6.76</text:p>
          </table:table-cell>
          <table:table-cell office:value-type="float" office:value="6.63" calcext:value-type="float">
            <text:p>6.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.128" calcext:value-type="float">
            <text:p>30.12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W 34-13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9.57" calcext:value-type="float">
            <text:p>69.57</text:p>
          </table:table-cell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.2" calcext:value-type="float">
            <text:p>12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7" calcext:value-type="float">
            <text:p>8.67</text:p>
          </table:table-cell>
          <table:table-cell office:value-type="float" office:value="10.41" calcext:value-type="float">
            <text:p>10.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.135" calcext:value-type="float">
            <text:p>30.13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0-10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1.85" calcext:value-type="float">
            <text:p>51.8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.19" calcext:value-type="float">
            <text:p>5.19</text:p>
          </table:table-cell>
          <table:table-cell office:value-type="float" office:value="3.52" calcext:value-type="float">
            <text:p>3.5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.142" calcext:value-type="float">
            <text:p>30.14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28-7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4.55" calcext:value-type="float">
            <text:p>54.55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9.7" calcext:value-type="float">
            <text:p>79.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.52" calcext:value-type="float">
            <text:p>6.52</text:p>
          </table:table-cell>
          <table:table-cell office:value-type="float" office:value="5.61" calcext:value-type="float">
            <text:p>5.6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.75" calcext:value-type="float">
            <text:p>2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.148" calcext:value-type="float">
            <text:p>30.14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38-35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6.19" calcext:value-type="float">
            <text:p>76.19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48" calcext:value-type="float">
            <text:p>8.48</text:p>
          </table:table-cell>
          <table:table-cell office:value-type="float" office:value="9.43" calcext:value-type="float">
            <text:p>9.43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08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.035" calcext:value-type="float">
            <text:p>31.03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17-1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3.64" calcext:value-type="float">
            <text:p>63.6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.91" calcext:value-type="float">
            <text:p>6.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042" calcext:value-type="float">
            <text:p>32.04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5-2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3.58" calcext:value-type="float">
            <text:p>73.58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13" calcext:value-type="float">
            <text:p>7.13</text:p>
          </table:table-cell>
          <table:table-cell office:value-type="float" office:value="7.04" calcext:value-type="float">
            <text:p>7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.048" calcext:value-type="float">
            <text:p>32.04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9-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8.94" calcext:value-type="float">
            <text:p>48.94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1" calcext:value-type="float">
            <text:p>5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3.64" calcext:value-type="float">
            <text:p>3.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.055" calcext:value-type="float">
            <text:p>32.05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26-1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9.52" calcext:value-type="float">
            <text:p>59.52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1" calcext:value-type="float">
            <text:p>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7.07" calcext:value-type="float">
            <text:p>7.0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.062" calcext:value-type="float">
            <text:p>32.06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27-21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8" calcext:value-type="float">
            <text:p>100.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.06" calcext:value-type="float">
            <text:p>8.06</text:p>
          </table:table-cell>
          <table:table-cell office:value-type="float" office:value="8.69" calcext:value-type="float">
            <text:p>8.6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.069" calcext:value-type="float">
            <text:p>32.06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7.58" calcext:value-type="float">
            <text:p>57.58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52" calcext:value-type="float">
            <text:p>6.52</text:p>
          </table:table-cell>
          <table:table-cell office:value-type="float" office:value="7.73" calcext:value-type="float">
            <text:p>7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.076" calcext:value-type="float">
            <text:p>32.07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59-0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85.29" calcext:value-type="float">
            <text:p>85.29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2.8" calcext:value-type="float">
            <text:p>152.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.18" calcext:value-type="float">
            <text:p>11.18</text:p>
          </table:table-cell>
          <table:table-cell office:value-type="float" office:value="14.71" calcext:value-type="float">
            <text:p>14.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2.083" calcext:value-type="float">
            <text:p>32.08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35-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1.88" calcext:value-type="float">
            <text:p>71.88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7.3" calcext:value-type="float">
            <text:p>107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63" calcext:value-type="float">
            <text:p>9.63</text:p>
          </table:table-cell>
          <table:table-cell office:value-type="float" office:value="8.69" calcext:value-type="float">
            <text:p>8.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.097" calcext:value-type="float">
            <text:p>32.09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27-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7.57" calcext:value-type="float">
            <text:p>67.57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" calcext:value-type="float">
            <text:p>93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97" calcext:value-type="float">
            <text:p>8.97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.104" calcext:value-type="float">
            <text:p>32.10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34-3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9.05" calcext:value-type="float">
            <text:p>69.05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.7" calcext:value-type="float">
            <text:p>110.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93" calcext:value-type="float">
            <text:p>8.93</text:p>
          </table:table-cell>
          <table:table-cell office:value-type="float" office:value="9.29" calcext:value-type="float">
            <text:p>9.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.111" calcext:value-type="float">
            <text:p>32.11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31-1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8.29" calcext:value-type="float">
            <text:p>68.2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" calcext:value-type="float">
            <text:p>98.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.56" calcext:value-type="float">
            <text:p>7.56</text:p>
          </table:table-cell>
          <table:table-cell office:value-type="float" office:value="8.05" calcext:value-type="float">
            <text:p>8.0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2.119" calcext:value-type="float">
            <text:p>32.11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L 17-3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8.33" calcext:value-type="float">
            <text:p>58.33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58" calcext:value-type="float">
            <text:p>6.58</text:p>
          </table:table-cell>
          <table:table-cell office:value-type="float" office:value="4.08" calcext:value-type="float">
            <text:p>4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.125" calcext:value-type="float">
            <text:p>32.12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21-22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5.52" calcext:value-type="float">
            <text:p>65.52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.5" calcext:value-type="float">
            <text:p>10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4" calcext:value-type="float">
            <text:p>12.14</text:p>
          </table:table-cell>
          <table:table-cell office:value-type="float" office:value="10.41" calcext:value-type="float">
            <text:p>10.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.132" calcext:value-type="float">
            <text:p>32.13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20-1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9.38" calcext:value-type="float">
            <text:p>59.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22" calcext:value-type="float">
            <text:p>5.2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.139" calcext:value-type="float">
            <text:p>32.13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17-10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7.83" calcext:value-type="float">
            <text:p>47.8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.1" calcext:value-type="float">
            <text:p>5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91" calcext:value-type="float">
            <text:p>3.9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.146" calcext:value-type="float">
            <text:p>32.14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35-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8.46" calcext:value-type="float">
            <text:p>88.46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7" calcext:value-type="float">
            <text:p>10.27</text:p>
          </table:table-cell>
          <table:table-cell office:value-type="float" office:value="13.35" calcext:value-type="float">
            <text:p>13.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10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.153" calcext:value-type="float">
            <text:p>32.15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27-34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5.38" calcext:value-type="float">
            <text:p>65.38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.4" calcext:value-type="float">
            <text:p>70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15" calcext:value-type="float">
            <text:p>7.15</text:p>
          </table:table-cell>
          <table:table-cell office:value-type="float" office:value="5.42" calcext:value-type="float">
            <text:p>5.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04" calcext:value-type="float">
            <text:p>33.0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38-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.43" calcext:value-type="float">
            <text:p>71.43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.9" calcext:value-type="float">
            <text:p>12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9.09" calcext:value-type="float">
            <text:p>9.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047" calcext:value-type="float">
            <text:p>33.04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14-2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.56" calcext:value-type="float">
            <text:p>55.56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89" calcext:value-type="float">
            <text:p>6.89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.054" calcext:value-type="float">
            <text:p>33.05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38-3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.78" calcext:value-type="float">
            <text:p>77.78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2.6" calcext:value-type="float">
            <text:p>142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33" calcext:value-type="float">
            <text:p>9.33</text:p>
          </table:table-cell>
          <table:table-cell office:value-type="float" office:value="11.56" calcext:value-type="float">
            <text:p>11.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.062" calcext:value-type="float">
            <text:p>33.06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41-1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9.17" calcext:value-type="float">
            <text:p>79.17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1" calcext:value-type="float">
            <text:p>107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.38" calcext:value-type="float">
            <text:p>6.38</text:p>
          </table:table-cell>
          <table:table-cell office:value-type="float" office:value="7.21" calcext:value-type="float">
            <text:p>7.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.075" calcext:value-type="float">
            <text:p>33.07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1.36" calcext:value-type="float">
            <text:p>61.36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.5" calcext:value-type="float">
            <text:p>69.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.64" calcext:value-type="float">
            <text:p>6.64</text:p>
          </table:table-cell>
          <table:table-cell office:value-type="float" office:value="5.05" calcext:value-type="float">
            <text:p>5.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3.082" calcext:value-type="float">
            <text:p>33.08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9.38" calcext:value-type="float">
            <text:p>59.3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.97" calcext:value-type="float">
            <text:p>4.97</text:p>
          </table:table-cell>
          <table:table-cell office:value-type="float" office:value="5.59" calcext:value-type="float">
            <text:p>5.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3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.089" calcext:value-type="float">
            <text:p>33.089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8-18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9.26" calcext:value-type="float">
            <text:p>59.2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8" calcext:value-type="float">
            <text:p>10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9" calcext:value-type="float">
            <text:p>8.89</text:p>
          </table:table-cell>
          <table:table-cell office:value-type="float" office:value="9.63" calcext:value-type="float">
            <text:p>9.63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0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.096" calcext:value-type="float">
            <text:p>33.09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14-3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2.78" calcext:value-type="float">
            <text:p>52.78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22" calcext:value-type="float">
            <text:p>6.22</text:p>
          </table:table-cell>
          <table:table-cell office:value-type="float" office:value="7.33" calcext:value-type="float">
            <text:p>7.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3.103" calcext:value-type="float">
            <text:p>33.10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 39-26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9.77" calcext:value-type="float">
            <text:p>69.77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.4" calcext:value-type="float">
            <text:p>11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3.11" calcext:value-type="float">
            <text:p>33.1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31-28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.1" calcext:value-type="float">
            <text:p>123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44" calcext:value-type="float">
            <text:p>7.44</text:p>
          </table:table-cell>
          <table:table-cell office:value-type="float" office:value="9.04" calcext:value-type="float">
            <text:p>9.0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.114" calcext:value-type="float">
            <text:p>33.11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45-2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.78" calcext:value-type="float">
            <text:p>77.78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63" calcext:value-type="float">
            <text:p>12.63</text:p>
          </table:table-cell>
          <table:table-cell office:value-type="float" office:value="15.59" calcext:value-type="float">
            <text:p>15.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.125" calcext:value-type="float">
            <text:p>33.12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45-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72.41" calcext:value-type="float">
            <text:p>72.41</text:p>
          </table:table-cell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8.9" calcext:value-type="float">
            <text:p>148.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1.24" calcext:value-type="float">
            <text:p>11.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.131" calcext:value-type="float">
            <text:p>33.13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36-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7.5" calcext:value-type="float">
            <text:p>67.5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.4" calcext:value-type="float">
            <text:p>113.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.23" calcext:value-type="float">
            <text:p>9.23</text:p>
          </table:table-cell>
          <table:table-cell office:value-type="float" office:value="10.23" calcext:value-type="float">
            <text:p>10.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.138" calcext:value-type="float">
            <text:p>33.13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W 31-2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2.5" calcext:value-type="float">
            <text:p>62.5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.2" calcext:value-type="float">
            <text:p>110.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.79" calcext:value-type="float">
            <text:p>6.79</text:p>
          </table:table-cell>
          <table:table-cell office:value-type="float" office:value="8.46" calcext:value-type="float">
            <text:p>8.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.145" calcext:value-type="float">
            <text:p>33.14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34-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5.56" calcext:value-type="float">
            <text:p>55.56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19" calcext:value-type="float">
            <text:p>5.19</text:p>
          </table:table-cell>
          <table:table-cell office:value-type="float" office:value="7.41" calcext:value-type="float">
            <text:p>7.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1-01-0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3.152" calcext:value-type="float">
            <text:p>33.15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38-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2.5" calcext:value-type="float">
            <text:p>62.5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.6" calcext:value-type="float">
            <text:p>14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4" calcext:value-type="float">
            <text:p>12.44</text:p>
          </table:table-cell>
          <table:table-cell office:value-type="float" office:value="14.94" calcext:value-type="float">
            <text:p>14.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04" calcext:value-type="float">
            <text:p>34.0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38-24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6.67" calcext:value-type="float">
            <text:p>66.67</text:p>
          </table:table-cell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1.6" calcext:value-type="float">
            <text:p>12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77" calcext:value-type="float">
            <text:p>10.77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046" calcext:value-type="float">
            <text:p>34.04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W 35-21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7.5" calcext:value-type="float">
            <text:p>77.5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5.7" calcext:value-type="float">
            <text:p>135.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.58" calcext:value-type="float">
            <text:p>10.58</text:p>
          </table:table-cell>
          <table:table-cell office:value-type="float" office:value="12.08" calcext:value-type="float">
            <text:p>12.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053" calcext:value-type="float">
            <text:p>34.05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 31-34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6.67" calcext:value-type="float">
            <text:p>66.67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6.1" calcext:value-type="float">
            <text:p>8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6.38" calcext:value-type="float">
            <text:p>6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.06" calcext:value-type="float">
            <text:p>34.0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31-19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3.33" calcext:value-type="float">
            <text:p>53.33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.1" calcext:value-type="float">
            <text:p>10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3" calcext:value-type="float">
            <text:p>7.53</text:p>
          </table:table-cell>
          <table:table-cell office:value-type="float" office:value="8.87" calcext:value-type="float">
            <text:p>8.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.067" calcext:value-type="float">
            <text:p>34.06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30-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2.73" calcext:value-type="float">
            <text:p>72.73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.7" calcext:value-type="float">
            <text:p>100.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.73" calcext:value-type="float">
            <text:p>9.73</text:p>
          </table:table-cell>
          <table:table-cell office:value-type="float" office:value="8.97" calcext:value-type="float">
            <text:p>8.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.074" calcext:value-type="float">
            <text:p>34.07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20-1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5.85" calcext:value-type="float">
            <text:p>65.85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.3" calcext:value-type="float">
            <text:p>82.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.05" calcext:value-type="float">
            <text:p>7.05</text:p>
          </table:table-cell>
          <table:table-cell office:value-type="float" office:value="5.83" calcext:value-type="float">
            <text:p>5.8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.088" calcext:value-type="float">
            <text:p>34.08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17-25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8.57" calcext:value-type="float">
            <text:p>68.57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.66" calcext:value-type="float">
            <text:p>5.66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.095" calcext:value-type="float">
            <text:p>34.09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L 20-2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7.14" calcext:value-type="float">
            <text:p>57.14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.4" calcext:value-type="float">
            <text:p>75.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.98" calcext:value-type="float">
            <text:p>6.98</text:p>
          </table:table-cell>
          <table:table-cell office:value-type="float" office:value="5.96" calcext:value-type="float">
            <text:p>5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.102" calcext:value-type="float">
            <text:p>34.10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37-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6.67" calcext:value-type="float">
            <text:p>66.67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.4" calcext:value-type="float">
            <text:p>11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4" calcext:value-type="float">
            <text:p>8.44</text:p>
          </table:table-cell>
          <table:table-cell office:value-type="float" office:value="9.97" calcext:value-type="float">
            <text:p>9.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4.11" calcext:value-type="float">
            <text:p>34.1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34-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5.56" calcext:value-type="float">
            <text:p>55.56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.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.67" calcext:value-type="float">
            <text:p>8.67</text:p>
          </table:table-cell>
          <table:table-cell office:value-type="float" office:value="10.15" calcext:value-type="float">
            <text:p>10.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.116" calcext:value-type="float">
            <text:p>34.11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38-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4.6" calcext:value-type="float">
            <text:p>134.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.62" calcext:value-type="float">
            <text:p>10.62</text:p>
          </table:table-cell>
          <table:table-cell office:value-type="float" office:value="12.38" calcext:value-type="float">
            <text:p>12.3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4.123" calcext:value-type="float">
            <text:p>34.12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6.32" calcext:value-type="float">
            <text:p>76.32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.9" calcext:value-type="float">
            <text:p>114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  <table:table-cell office:value-type="float" office:value="8.66" calcext:value-type="float">
            <text:p>8.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33" calcext:value-type="float">
            <text:p>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4.13" calcext:value-type="float">
            <text:p>34.1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 34-2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.46" calcext:value-type="float">
            <text:p>59.46</text:p>
          </table:table-cell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.6" calcext:value-type="float">
            <text:p>107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.65" calcext:value-type="float">
            <text:p>9.65</text:p>
          </table:table-cell>
          <table:table-cell office:value-type="float" office:value="10.05" calcext:value-type="float">
            <text:p>10.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4.137" calcext:value-type="float">
            <text:p>34.13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41-2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67.65" calcext:value-type="float">
            <text:p>67.65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.3" calcext:value-type="float">
            <text:p>117.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41" calcext:value-type="float">
            <text:p>9.41</text:p>
          </table:table-cell>
          <table:table-cell office:value-type="float" office:value="10.59" calcext:value-type="float">
            <text:p>10.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.143" calcext:value-type="float">
            <text:p>34.14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8.7" calcext:value-type="float">
            <text:p>58.7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" calcext:value-type="float">
            <text:p>85.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.61" calcext:value-type="float">
            <text:p>6.61</text:p>
          </table:table-cell>
          <table:table-cell office:value-type="float" office:value="7.04" calcext:value-type="float">
            <text:p>7.0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.89" calcext:value-type="float">
            <text:p>1.8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2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.151" calcext:value-type="float">
            <text:p>34.15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49-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.7" calcext:value-type="float">
            <text:p>113.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.66" calcext:value-type="float">
            <text:p>9.66</text:p>
          </table:table-cell>
          <table:table-cell office:value-type="float" office:value="10.09" calcext:value-type="float">
            <text:p>10.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.037" calcext:value-type="float">
            <text:p>35.03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 34-1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4.19" calcext:value-type="float">
            <text:p>74.19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.1" calcext:value-type="float">
            <text:p>117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61" calcext:value-type="float">
            <text:p>7.61</text:p>
          </table:table-cell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.044" calcext:value-type="float">
            <text:p>35.04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L 18-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60.87" calcext:value-type="float">
            <text:p>60.87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6" calcext:value-type="float">
            <text:p>79.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.87" calcext:value-type="float">
            <text:p>6.87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.051" calcext:value-type="float">
            <text:p>35.05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30-3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8.29" calcext:value-type="float">
            <text:p>68.29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.17" calcext:value-type="float">
            <text:p>8.17</text:p>
          </table:table-cell>
          <table:table-cell office:value-type="float" office:value="8.66" calcext:value-type="float">
            <text:p>8.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.058" calcext:value-type="float">
            <text:p>35.05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52-2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1.11" calcext:value-type="float">
            <text:p>61.11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.1" calcext:value-type="float">
            <text:p>120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44" calcext:value-type="float">
            <text:p>9.44</text:p>
          </table:table-cell>
          <table:table-cell office:value-type="float" office:value="11.11" calcext:value-type="float">
            <text:p>11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.065" calcext:value-type="float">
            <text:p>35.06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31-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4.19" calcext:value-type="float">
            <text:p>74.19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6" calcext:value-type="float">
            <text:p>104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.19" calcext:value-type="float">
            <text:p>7.19</text:p>
          </table:table-cell>
          <table:table-cell office:value-type="float" office:value="7.84" calcext:value-type="float">
            <text:p>7.8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.072" calcext:value-type="float">
            <text:p>35.07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23-24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62.07" calcext:value-type="float">
            <text:p>62.07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.3" calcext:value-type="float">
            <text:p>79.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81" calcext:value-type="float">
            <text:p>6.81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5.079" calcext:value-type="float">
            <text:p>35.079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9-2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1.9" calcext:value-type="float">
            <text:p>61.9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.2" calcext:value-type="float">
            <text:p>95.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17" calcext:value-type="float">
            <text:p>6.17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5.086" calcext:value-type="float">
            <text:p>35.08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45-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1.1" calcext:value-type="float">
            <text:p>13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9" calcext:value-type="float">
            <text:p>8.69</text:p>
          </table:table-cell>
          <table:table-cell office:value-type="float" office:value="10.97" calcext:value-type="float">
            <text:p>10.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6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37-3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60.53" calcext:value-type="float">
            <text:p>60.53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.1" calcext:value-type="float">
            <text:p>96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24" calcext:value-type="float">
            <text:p>6.24</text:p>
          </table:table-cell>
          <table:table-cell office:value-type="float" office:value="7.29" calcext:value-type="float">
            <text:p>7.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5.107" calcext:value-type="float">
            <text:p>35.10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59-2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8.57" calcext:value-type="float">
            <text:p>68.57</text:p>
          </table:table-cell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.2" calcext:value-type="float">
            <text:p>12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11.17" calcext:value-type="float">
            <text:p>11.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.111" calcext:value-type="float">
            <text:p>35.11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49-19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6.67" calcext:value-type="float">
            <text:p>66.67</text:p>
          </table:table-cell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4.5" calcext:value-type="float">
            <text:p>14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6" calcext:value-type="float">
            <text:p>11.96</text:p>
          </table:table-cell>
          <table:table-cell office:value-type="float" office:value="14.19" calcext:value-type="float">
            <text:p>14.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96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5.121" calcext:value-type="float">
            <text:p>35.12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23-16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.8" calcext:value-type="float">
            <text:p>74.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.95" calcext:value-type="float">
            <text:p>5.95</text:p>
          </table:table-cell>
          <table:table-cell office:value-type="float" office:value="5.33" calcext:value-type="float">
            <text:p>5.3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.129" calcext:value-type="float">
            <text:p>35.129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42-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46" calcext:value-type="float">
            <text:p>8.46</text:p>
          </table:table-cell>
          <table:table-cell office:value-type="float" office:value="10.74" calcext:value-type="float">
            <text:p>10.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89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5.135" calcext:value-type="float">
            <text:p>35.13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L 34-41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55.38" calcext:value-type="float">
            <text:p>55.38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.9" calcext:value-type="float">
            <text:p>68.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.82" calcext:value-type="float">
            <text:p>6.82</text:p>
          </table:table-cell>
          <table:table-cell office:value-type="float" office:value="5.74" calcext:value-type="float">
            <text:p>5.7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67" calcext:value-type="float">
            <text:p>3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.142" calcext:value-type="float">
            <text:p>35.14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3-16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8.54" calcext:value-type="float">
            <text:p>58.5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.9" calcext:value-type="float">
            <text:p>73.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.51" calcext:value-type="float">
            <text:p>6.51</text:p>
          </table:table-cell>
          <table:table-cell office:value-type="float" office:value="5.29" calcext:value-type="float">
            <text:p>5.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.149" calcext:value-type="float">
            <text:p>35.149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28-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1.11" calcext:value-type="float">
            <text:p>61.11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.4" calcext:value-type="float">
            <text:p>104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89" calcext:value-type="float">
            <text:p>7.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036" calcext:value-type="float">
            <text:p>36.03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23-2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5.77" calcext:value-type="float">
            <text:p>55.77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.54" calcext:value-type="float">
            <text:p>5.54</text:p>
          </table:table-cell>
          <table:table-cell office:value-type="float" office:value="5.44" calcext:value-type="float">
            <text:p>5.44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.04" calcext:value-type="float">
            <text:p>36.0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13-1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8.72" calcext:value-type="float">
            <text:p>48.7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74" calcext:value-type="float">
            <text:p>4.74</text:p>
          </table:table-cell>
          <table:table-cell office:value-type="float" office:value="5.26" calcext:value-type="float">
            <text:p>5.2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.05" calcext:value-type="float">
            <text:p>36.0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23-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.9" calcext:value-type="float">
            <text:p>92.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.25" calcext:value-type="float">
            <text:p>6.25</text:p>
          </table:table-cell>
          <table:table-cell office:value-type="float" office:value="6.11" calcext:value-type="float">
            <text:p>6.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.057" calcext:value-type="float">
            <text:p>36.05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30-2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4.52" calcext:value-type="float">
            <text:p>64.52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.8" calcext:value-type="float">
            <text:p>11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9" calcext:value-type="float">
            <text:p>10.19</text:p>
          </table:table-cell>
          <table:table-cell office:value-type="float" office:value="11.48" calcext:value-type="float">
            <text:p>11.48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.064" calcext:value-type="float">
            <text:p>36.06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L 6-1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7.37" calcext:value-type="float">
            <text:p>47.3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.18" calcext:value-type="float">
            <text:p>5.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.071" calcext:value-type="float">
            <text:p>36.07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W 30-2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8.14" calcext:value-type="float">
            <text:p>58.14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.7" calcext:value-type="float">
            <text:p>74.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.26" calcext:value-type="float">
            <text:p>6.26</text:p>
          </table:table-cell>
          <table:table-cell office:value-type="float" office:value="5.67" calcext:value-type="float">
            <text:p>5.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6.078" calcext:value-type="float">
            <text:p>36.07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27-3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7.83" calcext:value-type="float">
            <text:p>47.8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5" calcext:value-type="float">
            <text:p>53.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.96" calcext:value-type="float">
            <text:p>4.96</text:p>
          </table:table-cell>
          <table:table-cell office:value-type="float" office:value="3.98" calcext:value-type="float">
            <text:p>3.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.085" calcext:value-type="float">
            <text:p>36.08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27-1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9.09" calcext:value-type="float">
            <text:p>59.0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.5" calcext:value-type="float">
            <text:p>69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27" calcext:value-type="float">
            <text:p>5.27</text:p>
          </table:table-cell>
          <table:table-cell office:value-type="float" office:value="4.14" calcext:value-type="float">
            <text:p>4.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.092" calcext:value-type="float">
            <text:p>36.09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W 55-3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9.7" calcext:value-type="float">
            <text:p>69.7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1.8" calcext:value-type="float">
            <text:p>151.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.09" calcext:value-type="float">
            <text:p>13.09</text:p>
          </table:table-cell>
          <table:table-cell office:value-type="float" office:value="15.52" calcext:value-type="float">
            <text:p>15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.107" calcext:value-type="float">
            <text:p>36.10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 20-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72.5" calcext:value-type="float">
            <text:p>72.5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2" calcext:value-type="float">
            <text:p>91.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.4" calcext:value-type="float">
            <text:p>7.4</text:p>
          </table:table-cell>
          <table:table-cell office:value-type="float" office:value="6.78" calcext:value-type="float">
            <text:p>6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.113" calcext:value-type="float">
            <text:p>36.11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34-31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7.4" calcext:value-type="float">
            <text:p>107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.88" calcext:value-type="float">
            <text:p>6.88</text:p>
          </table:table-cell>
          <table:table-cell office:value-type="float" office:value="8.08" calcext:value-type="float">
            <text:p>8.0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.12" calcext:value-type="float">
            <text:p>36.1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34-3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0.73" calcext:value-type="float">
            <text:p>70.73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.8" calcext:value-type="float">
            <text:p>104.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05" calcext:value-type="float">
            <text:p>9.05</text:p>
          </table:table-cell>
          <table:table-cell office:value-type="float" office:value="8.93" calcext:value-type="float">
            <text:p>8.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.127" calcext:value-type="float">
            <text:p>36.12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7-26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1.54" calcext:value-type="float">
            <text:p>61.54</text:p>
          </table:table-cell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.7" calcext:value-type="float">
            <text:p>91.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.04" calcext:value-type="float">
            <text:p>8.04</text:p>
          </table:table-cell>
          <table:table-cell office:value-type="float" office:value="7.94" calcext:value-type="float">
            <text:p>7.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6.134" calcext:value-type="float">
            <text:p>36.13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20-24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61.82" calcext:value-type="float">
            <text:p>61.82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.7" calcext:value-type="float">
            <text:p>85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62" calcext:value-type="float">
            <text:p>6.62</text:p>
          </table:table-cell>
          <table:table-cell office:value-type="float" office:value="6.53" calcext:value-type="float">
            <text:p>6.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.141" calcext:value-type="float">
            <text:p>36.14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41-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3.85" calcext:value-type="float">
            <text:p>53.8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3" calcext:value-type="float">
            <text:p>87.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.62" calcext:value-type="float">
            <text:p>6.62</text:p>
          </table:table-cell>
          <table:table-cell office:value-type="float" office:value="7.38" calcext:value-type="float">
            <text:p>7.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.148" calcext:value-type="float">
            <text:p>36.14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34-20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8.33" calcext:value-type="float">
            <text:p>58.3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4" calcext:value-type="float">
            <text:p>68.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08" calcext:value-type="float">
            <text:p>5.08</text:p>
          </table:table-cell>
          <table:table-cell office:value-type="float" office:value="4.04" calcext:value-type="float">
            <text:p>4.04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035" calcext:value-type="float">
            <text:p>37.03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20-3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1.79" calcext:value-type="float">
            <text:p>51.79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.45" calcext:value-type="float">
            <text:p>4.45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.042" calcext:value-type="float">
            <text:p>37.04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30-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6.67" calcext:value-type="float">
            <text:p>66.67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1" calcext:value-type="float">
            <text:p>103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1" calcext:value-type="float">
            <text:p>7.1</text:p>
          </table:table-cell>
          <table:table-cell office:value-type="float" office:value="8.05" calcext:value-type="float">
            <text:p>8.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.049" calcext:value-type="float">
            <text:p>37.049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16-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4.86" calcext:value-type="float">
            <text:p>64.86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.32" calcext:value-type="float">
            <text:p>6.32</text:p>
          </table:table-cell>
          <table:table-cell office:value-type="float" office:value="6.86" calcext:value-type="float">
            <text:p>6.86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-2.33" calcext:value-type="float">
            <text:p>-2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.057" calcext:value-type="float">
            <text:p>37.05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14-41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0.87" calcext:value-type="float">
            <text:p>60.87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.9" calcext:value-type="float">
            <text:p>59.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91" calcext:value-type="float">
            <text:p>6.91</text:p>
          </table:table-cell>
          <table:table-cell office:value-type="float" office:value="3.87" calcext:value-type="float">
            <text:p>3.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76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.063" calcext:value-type="float">
            <text:p>37.06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43-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.7" calcext:value-type="float">
            <text:p>110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34" calcext:value-type="float">
            <text:p>8.34</text:p>
          </table:table-cell>
          <table:table-cell office:value-type="float" office:value="9.49" calcext:value-type="float">
            <text:p>9.4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7.07" calcext:value-type="float">
            <text:p>37.0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37-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2.97" calcext:value-type="float">
            <text:p>72.97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.6" calcext:value-type="float">
            <text:p>139.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.76" calcext:value-type="float">
            <text:p>9.76</text:p>
          </table:table-cell>
          <table:table-cell office:value-type="float" office:value="11.92" calcext:value-type="float">
            <text:p>11.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.074" calcext:value-type="float">
            <text:p>37.07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7-2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4.05" calcext:value-type="float">
            <text:p>54.05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5" calcext:value-type="float">
            <text:p>10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05" calcext:value-type="float">
            <text:p>7.05</text:p>
          </table:table-cell>
          <table:table-cell office:value-type="float" office:value="8.68" calcext:value-type="float">
            <text:p>8.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7.084" calcext:value-type="float">
            <text:p>37.08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51-23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85.71" calcext:value-type="float">
            <text:p>85.71</text:p>
          </table:table-cell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8.4" calcext:value-type="float">
            <text:p>14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" calcext:value-type="float">
            <text:p>10.11</text:p>
          </table:table-cell>
          <table:table-cell office:value-type="float" office:value="12.97" calcext:value-type="float">
            <text:p>12.9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91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0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7.091" calcext:value-type="float">
            <text:p>37.09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43-21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62.26" calcext:value-type="float">
            <text:p>62.26</text:p>
          </table:table-cell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28" calcext:value-type="float">
            <text:p>6.28</text:p>
          </table:table-cell>
          <table:table-cell office:value-type="float" office:value="6.94" calcext:value-type="float">
            <text:p>6.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.105" calcext:value-type="float">
            <text:p>37.10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42-2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7" calcext:value-type="float">
            <text:p>8.57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91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.112" calcext:value-type="float">
            <text:p>37.11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34-9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71.7" calcext:value-type="float">
            <text:p>71.7</text:p>
          </table:table-cell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8" calcext:value-type="float">
            <text:p>6.58</text:p>
          </table:table-cell>
          <table:table-cell office:value-type="float" office:value="6.49" calcext:value-type="float">
            <text:p>6.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7.119" calcext:value-type="float">
            <text:p>37.11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 21-2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2.86" calcext:value-type="float">
            <text:p>62.86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.7" calcext:value-type="float">
            <text:p>102.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14" calcext:value-type="float">
            <text:p>8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7.126" calcext:value-type="float">
            <text:p>37.12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W 23-1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3.64" calcext:value-type="float">
            <text:p>63.64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7.09" calcext:value-type="float">
            <text:p>7.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.133" calcext:value-type="float">
            <text:p>37.13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41-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92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7.14" calcext:value-type="float">
            <text:p>37.1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17-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1" calcext:value-type="float">
            <text:p>76.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.2" calcext:value-type="float">
            <text:p>5.2</text:p>
          </table:table-cell>
          <table:table-cell office:value-type="float" office:value="4.49" calcext:value-type="float">
            <text:p>4.4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43" calcext:value-type="float">
            <text:p>1.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.147" calcext:value-type="float">
            <text:p>37.14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L 9-1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48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038" calcext:value-type="float">
            <text:p>38.03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W 28-2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78.13" calcext:value-type="float">
            <text:p>78.13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3.7" calcext:value-type="float">
            <text:p>143.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.048" calcext:value-type="float">
            <text:p>38.04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40-32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64.41" calcext:value-type="float">
            <text:p>64.41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.6" calcext:value-type="float">
            <text:p>105.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9" calcext:value-type="float">
            <text:p>7.9</text:p>
          </table:table-cell>
          <table:table-cell office:value-type="float" office:value="8.92" calcext:value-type="float">
            <text:p>8.9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1.33" calcext:value-type="float">
            <text:p>-1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.055" calcext:value-type="float">
            <text:p>38.05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51-17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78.57" calcext:value-type="float">
            <text:p>78.57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8.1" calcext:value-type="float">
            <text:p>118.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52" calcext:value-type="float">
            <text:p>8.52</text:p>
          </table:table-cell>
          <table:table-cell office:value-type="float" office:value="9.48" calcext:value-type="float">
            <text:p>9.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.069" calcext:value-type="float">
            <text:p>38.06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30-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74.07" calcext:value-type="float">
            <text:p>74.07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.9" calcext:value-type="float">
            <text:p>130.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.19" calcext:value-type="float">
            <text:p>10.19</text:p>
          </table:table-cell>
          <table:table-cell office:value-type="float" office:value="11.67" calcext:value-type="float">
            <text:p>11.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.076" calcext:value-type="float">
            <text:p>38.07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34-2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2.16" calcext:value-type="float">
            <text:p>62.16</text:p>
          </table:table-cell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4.8" calcext:value-type="float">
            <text:p>104.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43" calcext:value-type="float">
            <text:p>8.43</text:p>
          </table:table-cell>
          <table:table-cell office:value-type="float" office:value="8.84" calcext:value-type="float">
            <text:p>8.8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8.083" calcext:value-type="float">
            <text:p>38.08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30-23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2.96" calcext:value-type="float">
            <text:p>62.96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.3" calcext:value-type="float">
            <text:p>94.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.57" calcext:value-type="float">
            <text:p>6.57</text:p>
          </table:table-cell>
          <table:table-cell office:value-type="float" office:value="7.31" calcext:value-type="float">
            <text:p>7.3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8.087" calcext:value-type="float">
            <text:p>38.08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36-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8.42" calcext:value-type="float">
            <text:p>68.42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.2" calcext:value-type="float">
            <text:p>133.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.37" calcext:value-type="float">
            <text:p>9.37</text:p>
          </table:table-cell>
          <table:table-cell office:value-type="float" office:value="11.47" calcext:value-type="float">
            <text:p>11.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8.097" calcext:value-type="float">
            <text:p>38.09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27-1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6.67" calcext:value-type="float">
            <text:p>66.67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7" calcext:value-type="float">
            <text:p>7.67</text:p>
          </table:table-cell>
          <table:table-cell office:value-type="float" office:value="7.54" calcext:value-type="float">
            <text:p>7.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8.104" calcext:value-type="float">
            <text:p>38.10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27-2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1.9" calcext:value-type="float">
            <text:p>61.9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.8" calcext:value-type="float">
            <text:p>92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.95" calcext:value-type="float">
            <text:p>7.95</text:p>
          </table:table-cell>
          <table:table-cell office:value-type="float" office:value="7.83" calcext:value-type="float">
            <text:p>7.8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8.112" calcext:value-type="float">
            <text:p>38.11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0-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1.28" calcext:value-type="float">
            <text:p>51.28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.3" calcext:value-type="float">
            <text:p>72.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.1</text:p>
          </table:table-cell>
          <table:table-cell office:value-type="float" office:value="6.46" calcext:value-type="float">
            <text:p>6.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8.118" calcext:value-type="float">
            <text:p>38.11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24-30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4.76" calcext:value-type="float">
            <text:p>54.76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.67" calcext:value-type="float">
            <text:p>6.67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8.125" calcext:value-type="float">
            <text:p>38.12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L 28-3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1.79" calcext:value-type="float">
            <text:p>51.79</text:p>
          </table:table-cell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1.4" calcext:value-type="float">
            <text:p>71.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.57" calcext:value-type="float">
            <text:p>5.57</text:p>
          </table:table-cell>
          <table:table-cell office:value-type="float" office:value="5.04" calcext:value-type="float">
            <text:p>5.0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.83" calcext:value-type="float">
            <text:p>2.8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8.132" calcext:value-type="float">
            <text:p>38.13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27-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3.33" calcext:value-type="float">
            <text:p>73.33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.8" calcext:value-type="float">
            <text:p>116.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.53" calcext:value-type="float">
            <text:p>7.53</text:p>
          </table:table-cell>
          <table:table-cell office:value-type="float" office:value="8.87" calcext:value-type="float">
            <text:p>8.8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8.139" calcext:value-type="float">
            <text:p>38.139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33-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.7" calcext:value-type="float">
            <text:p>107.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.63" calcext:value-type="float">
            <text:p>7.63</text:p>
          </table:table-cell>
          <table:table-cell office:value-type="float" office:value="8.77" calcext:value-type="float">
            <text:p>8.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8.146" calcext:value-type="float">
            <text:p>38.14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20-2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0.97" calcext:value-type="float">
            <text:p>70.97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6" calcext:value-type="float">
            <text:p>89.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45" calcext:value-type="float">
            <text:p>7.45</text:p>
          </table:table-cell>
          <table:table-cell office:value-type="float" office:value="6.65" calcext:value-type="float">
            <text:p>6.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6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8.153" calcext:value-type="float">
            <text:p>38.15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10-20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7.14" calcext:value-type="float">
            <text:p>57.1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" calcext:value-type="float">
            <text:p>76.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.38" calcext:value-type="float">
            <text:p>6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.067" calcext:value-type="float">
            <text:p>39.06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33-1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.7" calcext:value-type="float">
            <text:p>127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15" calcext:value-type="float">
            <text:p>10.15</text:p>
          </table:table-cell>
          <table:table-cell office:value-type="float" office:value="11.65" calcext:value-type="float">
            <text:p>11.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89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.074" calcext:value-type="float">
            <text:p>39.07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35-1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82.86" calcext:value-type="float">
            <text:p>82.86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.74" calcext:value-type="float">
            <text:p>10.74</text:p>
          </table:table-cell>
          <table:table-cell office:value-type="float" office:value="12.46" calcext:value-type="float">
            <text:p>12.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9.081" calcext:value-type="float">
            <text:p>39.08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 27-1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3.08" calcext:value-type="float">
            <text:p>73.08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4.2" calcext:value-type="float">
            <text:p>12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4" calcext:value-type="float">
            <text:p>8.54</text:p>
          </table:table-cell>
          <table:table-cell office:value-type="float" office:value="10.08" calcext:value-type="float">
            <text:p>10.0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9.088" calcext:value-type="float">
            <text:p>39.08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41-2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6.67" calcext:value-type="float">
            <text:p>66.67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.55" calcext:value-type="float">
            <text:p>9.55</text:p>
          </table:table-cell>
          <table:table-cell office:value-type="float" office:value="11.97" calcext:value-type="float">
            <text:p>11.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9.102" calcext:value-type="float">
            <text:p>39.10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L 24-3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1.88" calcext:value-type="float">
            <text:p>71.8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.1" calcext:value-type="float">
            <text:p>90.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88" calcext:value-type="float">
            <text:p>9.88</text:p>
          </table:table-cell>
          <table:table-cell office:value-type="float" office:value="8.47" calcext:value-type="float">
            <text:p>8.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.109" calcext:value-type="float">
            <text:p>39.10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30-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.6" calcext:value-type="float">
            <text:p>114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.116" calcext:value-type="float">
            <text:p>39.11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22-1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.2" calcext:value-type="float">
            <text:p>8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office:value-type="float" office:value="6.52" calcext:value-type="float">
            <text:p>6.52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1.33" calcext:value-type="float">
            <text:p>-1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.123" calcext:value-type="float">
            <text:p>39.12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W 26-1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1.74" calcext:value-type="float">
            <text:p>71.74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5" calcext:value-type="float">
            <text:p>5.85</text:p>
          </table:table-cell>
          <table:table-cell office:value-type="float" office:value="6.28" calcext:value-type="float">
            <text:p>6.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.131" calcext:value-type="float">
            <text:p>39.13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W 30-2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5.79" calcext:value-type="float">
            <text:p>65.79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.8" calcext:value-type="float">
            <text:p>116.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.68" calcext:value-type="float">
            <text:p>10.68</text:p>
          </table:table-cell>
          <table:table-cell office:value-type="float" office:value="11.08" calcext:value-type="float">
            <text:p>11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.137" calcext:value-type="float">
            <text:p>39.13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16-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.88" calcext:value-type="float">
            <text:p>5.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.143" calcext:value-type="float">
            <text:p>39.14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41-3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2.96" calcext:value-type="float">
            <text:p>62.96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.6" calcext:value-type="float">
            <text:p>124.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93" calcext:value-type="float">
            <text:p>7.93</text:p>
          </table:table-cell>
          <table:table-cell office:value-type="float" office:value="10.15" calcext:value-type="float">
            <text:p>10.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7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.151" calcext:value-type="float">
            <text:p>39.15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35-1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5.76" calcext:value-type="float">
            <text:p>75.76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.4" calcext:value-type="float">
            <text:p>13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6" calcext:value-type="float">
            <text:p>8.36</text:p>
          </table:table-cell>
          <table:table-cell office:value-type="float" office:value="10.18" calcext:value-type="float">
            <text:p>10.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96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035" calcext:value-type="float">
            <text:p>40.03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L 27-42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4.44" calcext:value-type="float">
            <text:p>44.44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.42" calcext:value-type="float">
            <text:p>7.4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045" calcext:value-type="float">
            <text:p>40.04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W 36-2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6.92" calcext:value-type="float">
            <text:p>76.92</text:p>
          </table:table-cell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.6" calcext:value-type="float">
            <text:p>139.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46" calcext:value-type="float">
            <text:p>11.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.052" calcext:value-type="float">
            <text:p>40.05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36-3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.43" calcext:value-type="float">
            <text:p>71.43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6.2" calcext:value-type="float">
            <text:p>146.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.8" calcext:value-type="float">
            <text:p>10.8</text:p>
          </table:table-cell>
          <table:table-cell office:value-type="float" office:value="13.66" calcext:value-type="float">
            <text:p>13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.059" calcext:value-type="float">
            <text:p>40.059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L 30-33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1.11" calcext:value-type="float">
            <text:p>71.11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.6" calcext:value-type="float">
            <text:p>104.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.82" calcext:value-type="float">
            <text:p>6.82</text:p>
          </table:table-cell>
          <table:table-cell office:value-type="float" office:value="7.71" calcext:value-type="float">
            <text:p>7.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.063" calcext:value-type="float">
            <text:p>40.06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19-14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" calcext:value-type="float">
            <text:p>94.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.58" calcext:value-type="float">
            <text:p>7.58</text:p>
          </table:table-cell>
          <table:table-cell office:value-type="float" office:value="6.95" calcext:value-type="float">
            <text:p>6.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24-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2.63" calcext:value-type="float">
            <text:p>52.63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.7" calcext:value-type="float">
            <text:p>8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.08" calcext:value-type="float">
            <text:p>40.0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23-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72.41" calcext:value-type="float">
            <text:p>72.4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1.2" calcext:value-type="float">
            <text:p>121.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59" calcext:value-type="float">
            <text:p>8.59</text:p>
          </table:table-cell>
          <table:table-cell office:value-type="float" office:value="9.97" calcext:value-type="float">
            <text:p>9.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.087" calcext:value-type="float">
            <text:p>40.08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LAC</text:p>
          </table:table-cell>
          <table:table-cell office:value-type="string" calcext:value-type="string">
            <text:p>W 21-13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8.09" calcext:value-type="float">
            <text:p>68.09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.09" calcext:value-type="float">
            <text:p>7.09</text:p>
          </table:table-cell>
          <table:table-cell office:value-type="float" office:value="7.51" calcext:value-type="float">
            <text:p>7.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0.101" calcext:value-type="float">
            <text:p>40.10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41-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3.53" calcext:value-type="float">
            <text:p>73.53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2" calcext:value-type="float">
            <text:p>7.82</text:p>
          </table:table-cell>
          <table:table-cell office:value-type="float" office:value="9.59" calcext:value-type="float">
            <text:p>9.5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7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.108" calcext:value-type="float">
            <text:p>40.10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33-8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81.08" calcext:value-type="float">
            <text:p>81.08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19" calcext:value-type="float">
            <text:p>9.19</text:p>
          </table:table-cell>
          <table:table-cell office:value-type="float" office:value="10.81" calcext:value-type="float">
            <text:p>10.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0.115" calcext:value-type="float">
            <text:p>40.11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35-17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4.29" calcext:value-type="float">
            <text:p>64.29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4.1" calcext:value-type="float">
            <text:p>114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.11" calcext:value-type="float">
            <text:p>8.11</text:p>
          </table:table-cell>
          <table:table-cell office:value-type="float" office:value="9.36" calcext:value-type="float">
            <text:p>9.36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0.122" calcext:value-type="float">
            <text:p>40.12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23-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.4" calcext:value-type="float">
            <text:p>82.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.6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.13" calcext:value-type="float">
            <text:p>40.1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20-2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5.81" calcext:value-type="float">
            <text:p>55.81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.5" calcext:value-type="float">
            <text:p>59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.42" calcext:value-type="float">
            <text:p>5.42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.136" calcext:value-type="float">
            <text:p>40.13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2.86" calcext:value-type="float">
            <text:p>62.86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.51" calcext:value-type="float">
            <text:p>8.51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0.143" calcext:value-type="float">
            <text:p>40.14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37-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.8" calcext:value-type="float">
            <text:p>106.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.82" calcext:value-type="float">
            <text:p>7.8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0.15" calcext:value-type="float">
            <text:p>40.1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6-6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8.65" calcext:value-type="float">
            <text:p>48.65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.14" calcext:value-type="float">
            <text:p>5.14</text:p>
          </table:table-cell>
          <table:table-cell office:value-type="float" office:value="6.22" calcext:value-type="float">
            <text:p>6.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.037" calcext:value-type="float">
            <text:p>41.03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6.67" calcext:value-type="float">
            <text:p>66.67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.2" calcext:value-type="float">
            <text:p>102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.1</text:p>
          </table:table-cell>
          <table:table-cell office:value-type="float" office:value="7.4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.044" calcext:value-type="float">
            <text:p>41.04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 20-3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8.57" calcext:value-type="float">
            <text:p>68.57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.1" calcext:value-type="float">
            <text:p>106.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.69" calcext:value-type="float">
            <text:p>6.69</text:p>
          </table:table-cell>
          <table:table-cell office:value-type="float" office:value="7.83" calcext:value-type="float">
            <text:p>7.8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.051" calcext:value-type="float">
            <text:p>41.05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10-26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3.85" calcext:value-type="float">
            <text:p>53.8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.1" calcext:value-type="float">
            <text:p>65.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.12" calcext:value-type="float">
            <text:p>5.12</text:p>
          </table:table-cell>
          <table:table-cell office:value-type="float" office:value="4.15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.058" calcext:value-type="float">
            <text:p>41.05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38-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" calcext:value-type="float">
            <text:p>7.83</text:p>
          </table:table-cell>
          <table:table-cell office:value-type="float" office:value="6.97" calcext:value-type="float">
            <text:p>6.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.062" calcext:value-type="float">
            <text:p>41.06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38-24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77.27" calcext:value-type="float">
            <text:p>77.27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2.6" calcext:value-type="float">
            <text:p>10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7.07" calcext:value-type="float">
            <text:p>7.0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.072" calcext:value-type="float">
            <text:p>41.07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43-4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8.57" calcext:value-type="float">
            <text:p>68.57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.2" calcext:value-type="float">
            <text:p>109.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.71" calcext:value-type="float">
            <text:p>9.71</text:p>
          </table:table-cell>
          <table:table-cell office:value-type="float" office:value="10.29" calcext:value-type="float">
            <text:p>10.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.079" calcext:value-type="float">
            <text:p>41.07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38-3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.2" calcext:value-type="float">
            <text:p>108.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69" calcext:value-type="float">
            <text:p>7.69</text:p>
          </table:table-cell>
          <table:table-cell office:value-type="float" office:value="8.11" calcext:value-type="float">
            <text:p>8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1.087" calcext:value-type="float">
            <text:p>41.08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25-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8" calcext:value-type="float">
            <text:p>85.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0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1.093" calcext:value-type="float">
            <text:p>41.09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W 31-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2.86" calcext:value-type="float">
            <text:p>62.86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.4" calcext:value-type="float">
            <text:p>8.4</text:p>
          </table:table-cell>
          <table:table-cell office:value-type="float" office:value="8.97" calcext:value-type="float">
            <text:p>8.9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 10-3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1.22" calcext:value-type="float">
            <text:p>51.2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6" calcext:value-type="float">
            <text:p>70.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8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1.114" calcext:value-type="float">
            <text:p>41.11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27-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4.52" calcext:value-type="float">
            <text:p>64.52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.4" calcext:value-type="float">
            <text:p>11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float" office:value="10.42" calcext:value-type="float">
            <text:p>10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1.121" calcext:value-type="float">
            <text:p>41.121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4-1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.5" calcext:value-type="float">
            <text:p>10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2" calcext:value-type="float">
            <text:p>9.72</text:p>
          </table:table-cell>
          <table:table-cell office:value-type="float" office:value="8.94" calcext:value-type="float">
            <text:p>8.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1.128" calcext:value-type="float">
            <text:p>41.128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33-3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62.79" calcext:value-type="float">
            <text:p>62.79</text:p>
          </table:table-cell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2.4" calcext:value-type="float">
            <text:p>112.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.33" calcext:value-type="float">
            <text:p>8.33</text:p>
          </table:table-cell>
          <table:table-cell office:value-type="float" office:value="9.72" calcext:value-type="float">
            <text:p>9.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1.135" calcext:value-type="float">
            <text:p>41.135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10-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9" calcext:value-type="float">
            <text:p>89.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.75</text:p>
          </table:table-cell>
          <table:table-cell office:value-type="float" office:value="7.06" calcext:value-type="float">
            <text:p>7.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1.142" calcext:value-type="float">
            <text:p>41.142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4-12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4.17" calcext:value-type="float">
            <text:p>54.1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3" calcext:value-type="float">
            <text:p>48.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.25" calcext:value-type="float">
            <text:p>5.2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88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1.149" calcext:value-type="float">
            <text:p>41.149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38-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2.73" calcext:value-type="float">
            <text:p>72.73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.8" calcext:value-type="float">
            <text:p>133.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58" calcext:value-type="float">
            <text:p>7.5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036" calcext:value-type="float">
            <text:p>42.036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W 33-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.67" calcext:value-type="float">
            <text:p>66.67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.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.47" calcext:value-type="float">
            <text:p>9.47</text:p>
          </table:table-cell>
          <table:table-cell office:value-type="float" office:value="11.14" calcext:value-type="float">
            <text:p>11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.043" calcext:value-type="float">
            <text:p>42.043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43-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71.43" calcext:value-type="float">
            <text:p>71.43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4.7" calcext:value-type="float">
            <text:p>124.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43" calcext:value-type="float">
            <text:p>9.43</text:p>
          </table:table-cell>
          <table:table-cell office:value-type="float" office:value="10.86" calcext:value-type="float">
            <text:p>10.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.05" calcext:value-type="float">
            <text:p>42.0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30-1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6.67" calcext:value-type="float">
            <text:p>66.67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.9" calcext:value-type="float">
            <text:p>10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9" calcext:value-type="float">
            <text:p>7.29</text:p>
          </table:table-cell>
          <table:table-cell office:value-type="float" office:value="8.24" calcext:value-type="float">
            <text:p>8.2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.057" calcext:value-type="float">
            <text:p>42.057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16-1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6.15" calcext:value-type="float">
            <text:p>46.1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2.69" calcext:value-type="float">
            <text:p>2.69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2.064" calcext:value-type="float">
            <text:p>42.06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 33-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6.67" calcext:value-type="float">
            <text:p>66.67</text:p>
          </table:table-cell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.1" calcext:value-type="float">
            <text:p>106.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.29" calcext:value-type="float">
            <text:p>8.29</text:p>
          </table:table-cell>
          <table:table-cell office:value-type="float" office:value="8.64" calcext:value-type="float">
            <text:p>8.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92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.068" calcext:value-type="float">
            <text:p>42.06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35-14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5.61" calcext:value-type="float">
            <text:p>75.6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9" calcext:value-type="float">
            <text:p>88.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.15" calcext:value-type="float">
            <text:p>8.15</text:p>
          </table:table-cell>
          <table:table-cell office:value-type="float" office:value="7.05" calcext:value-type="float">
            <text:p>7.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.079" calcext:value-type="float">
            <text:p>42.079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33-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8.89" calcext:value-type="float">
            <text:p>68.89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.7" calcext:value-type="float">
            <text:p>8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4.98" calcext:value-type="float">
            <text:p>4.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2.085" calcext:value-type="float">
            <text:p>42.085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7-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.56" calcext:value-type="float">
            <text:p>55.56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.19" calcext:value-type="float">
            <text:p>7.19</text:p>
          </table:table-cell>
          <table:table-cell office:value-type="float" office:value="8.31" calcext:value-type="float">
            <text:p>8.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2.092" calcext:value-type="float">
            <text:p>42.09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20-3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65.22" calcext:value-type="float">
            <text:p>65.22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.2" calcext:value-type="float">
            <text:p>6.2</text:p>
          </table:table-cell>
          <table:table-cell office:value-type="float" office:value="5.65" calcext:value-type="float">
            <text:p>5.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.106" calcext:value-type="float">
            <text:p>42.106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17-1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5.32" calcext:value-type="float">
            <text:p>55.3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.113" calcext:value-type="float">
            <text:p>42.113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13-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5.95" calcext:value-type="float">
            <text:p>45.9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.14" calcext:value-type="float">
            <text:p>5.14</text:p>
          </table:table-cell>
          <table:table-cell office:value-type="float" office:value="5.68" calcext:value-type="float">
            <text:p>5.6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2.12" calcext:value-type="float">
            <text:p>42.12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22-2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1.06" calcext:value-type="float">
            <text:p>51.06</text:p>
          </table:table-cell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.94" calcext:value-type="float">
            <text:p>6.94</text:p>
          </table:table-cell>
          <table:table-cell office:value-type="float" office:value="7.26" calcext:value-type="float">
            <text:p>7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.127" calcext:value-type="float">
            <text:p>42.127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L 16-23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2.78" calcext:value-type="float">
            <text:p>52.78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.3" calcext:value-type="float">
            <text:p>63.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.69" calcext:value-type="float">
            <text:p>4.6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2.134" calcext:value-type="float">
            <text:p>42.134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34-1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.72" calcext:value-type="float">
            <text:p>51.7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.41" calcext:value-type="float">
            <text:p>4.41</text:p>
          </table:table-cell>
          <table:table-cell office:value-type="float" office:value="5.79" calcext:value-type="float">
            <text:p>5.7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2.14" calcext:value-type="float">
            <text:p>42.14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24-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78.79" calcext:value-type="float">
            <text:p>78.79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" calcext:value-type="float">
            <text:p>8.21</text:p>
          </table:table-cell>
          <table:table-cell office:value-type="float" office:value="8.82" calcext:value-type="float">
            <text:p>8.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2.148" calcext:value-type="float">
            <text:p>42.148</text:p>
          </table:table-cell>
          <table:table-cell office:value-type="string" calcext:value-type="string">
            <text:p>NWE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5.17" calcext:value-type="float">
            <text:p>55.17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62" calcext:value-type="float">
            <text:p>7.62</text:p>
          </table:table-cell>
          <table:table-cell office:value-type="float" office:value="7.45" calcext:value-type="float">
            <text:p>7.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041" calcext:value-type="float">
            <text:p>43.041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L 23-3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3.89" calcext:value-type="float">
            <text:p>63.89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.4" calcext:value-type="float">
            <text:p>78.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.64" calcext:value-type="float">
            <text:p>6.64</text:p>
          </table:table-cell>
          <table:table-cell office:value-type="float" office:value="5.25" calcext:value-type="float">
            <text:p>5.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.048" calcext:value-type="float">
            <text:p>43.048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31-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.3" calcext:value-type="float">
            <text:p>8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5.49" calcext:value-type="float">
            <text:p>5.4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.055" calcext:value-type="float">
            <text:p>43.055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28-1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5.79" calcext:value-type="float">
            <text:p>65.79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.8" calcext:value-type="float">
            <text:p>115.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.82" calcext:value-type="float">
            <text:p>7.82</text:p>
          </table:table-cell>
          <table:table-cell office:value-type="float" office:value="9.39" calcext:value-type="float">
            <text:p>9.39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.062" calcext:value-type="float">
            <text:p>43.062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LAC</text:p>
          </table:table-cell>
          <table:table-cell office:value-type="string" calcext:value-type="string">
            <text:p>W 38-31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65.22" calcext:value-type="float">
            <text:p>65.22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2" calcext:value-type="float">
            <text:p>8.02</text:p>
          </table:table-cell>
          <table:table-cell office:value-type="float" office:value="9.22" calcext:value-type="float">
            <text:p>9.2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.066" calcext:value-type="float">
            <text:p>43.066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19-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0.98" calcext:value-type="float">
            <text:p>60.98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7" calcext:value-type="float">
            <text:p>86.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.17" calcext:value-type="float">
            <text:p>6.17</text:p>
          </table:table-cell>
          <table:table-cell office:value-type="float" office:value="6.66" calcext:value-type="float">
            <text:p>6.6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.076" calcext:value-type="float">
            <text:p>43.076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W 38-1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2.96" calcext:value-type="float">
            <text:p>62.96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.9" calcext:value-type="float">
            <text:p>10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" calcext:value-type="float">
            <text:p>6.15</text:p>
          </table:table-cell>
          <table:table-cell office:value-type="float" office:value="7.63" calcext:value-type="float">
            <text:p>7.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86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3.083" calcext:value-type="float">
            <text:p>43.083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VR</text:p>
          </table:table-cell>
          <table:table-cell office:value-type="string" calcext:value-type="string">
            <text:p>W 45-2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3.33" calcext:value-type="float">
            <text:p>73.33</text:p>
          </table:table-cell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9.98" calcext:value-type="float">
            <text:p>9.9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3.091" calcext:value-type="float">
            <text:p>43.091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25-2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.1" calcext:value-type="float">
            <text:p>106.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.98" calcext:value-type="float">
            <text:p>6.98</text:p>
          </table:table-cell>
          <table:table-cell office:value-type="float" office:value="7.98" calcext:value-type="float">
            <text:p>7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3.097" calcext:value-type="float">
            <text:p>43.097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L 3-3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7.89" calcext:value-type="float">
            <text:p>57.89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.4" calcext:value-type="float">
            <text:p>40.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.5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3.104" calcext:value-type="float">
            <text:p>43.104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46-2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71.79" calcext:value-type="float">
            <text:p>71.79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74" calcext:value-type="float">
            <text:p>8.74</text:p>
          </table:table-cell>
          <table:table-cell office:value-type="float" office:value="10.28" calcext:value-type="float">
            <text:p>10.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3.112" calcext:value-type="float">
            <text:p>43.112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4.17" calcext:value-type="float">
            <text:p>54.17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3.46" calcext:value-type="float">
            <text:p>3.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3.118" calcext:value-type="float">
            <text:p>43.118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5.85" calcext:value-type="float">
            <text:p>65.85</text:p>
          </table:table-cell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.1" calcext:value-type="float">
            <text:p>96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.41" calcext:value-type="float">
            <text:p>8.41</text:p>
          </table:table-cell>
          <table:table-cell office:value-type="float" office:value="7.68" calcext:value-type="float">
            <text:p>7.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3.132" calcext:value-type="float">
            <text:p>43.132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6-14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.9" calcext:value-type="float">
            <text:p>12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10.26" calcext:value-type="float">
            <text:p>10.2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0.67" calcext:value-type="float">
            <text:p>-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3.139" calcext:value-type="float">
            <text:p>43.139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31-27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8.89" calcext:value-type="float">
            <text:p>68.89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.4" calcext:value-type="float">
            <text:p>110.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67" calcext:value-type="float">
            <text:p>8.67</text:p>
          </table:table-cell>
          <table:table-cell office:value-type="float" office:value="9.56" calcext:value-type="float">
            <text:p>9.5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3.145" calcext:value-type="float">
            <text:p>43.145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47-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81.48" calcext:value-type="float">
            <text:p>81.48</text:p>
          </table:table-cell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.89" calcext:value-type="float">
            <text:p>12.89</text:p>
          </table:table-cell>
          <table:table-cell office:value-type="float" office:value="15.85" calcext:value-type="float">
            <text:p>15.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56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1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.153" calcext:value-type="float">
            <text:p>43.153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44-2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3.41" calcext:value-type="float">
            <text:p>63.41</text:p>
          </table:table-cell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7.8" calcext:value-type="float">
            <text:p>117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73" calcext:value-type="float">
            <text:p>9.73</text:p>
          </table:table-cell>
          <table:table-cell office:value-type="float" office:value="10.59" calcext:value-type="float">
            <text:p>10.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%</text:p>
          </table:table-cell>
        </table:table-row>
      </table:table>
      <table:named-expressions>
        <table:named-range table:name="HTML_1" table:base-cell-address="$Sheet1.$A$1" table:cell-range-address="$Sheet1.$A$1:.$AY$303"/>
        <table:named-range table:name="HTML_all" table:base-cell-address="$Sheet1.$A$1" table:cell-range-address="$Sheet1.$A$1:.$AY$303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2T14:43:05.198942566</dc:date>
    <meta:editing-duration>PT4M34S</meta:editing-duration>
    <meta:editing-cycles>2</meta:editing-cycles>
    <meta:generator>LibreOffice/6.4.6.2$Linux_X86_64 LibreOffice_project/40$Build-2</meta:generator>
    <meta:document-statistic meta:table-count="1" meta:cell-count="13243" meta:object-count="0"/>
  </office:meta>
</office:document-meta>
</file>